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6fe970">
      <style:paragraph-properties/>
    </style:style>
    <style:style style:family="paragraph" style:name="a497353">
      <style:paragraph-properties/>
    </style:style>
    <style:style style:family="table-cell" style:name="a00d494">
      <style:table-cell-properties fo:border-bottom="0.02mm solid #000000" fo:border-left="0.02mm solid #000000" fo:border-right="0.02mm solid #000000" fo:border-top="none" fo:padding-bottom="14.01mm" fo:padding-left="11.01mm" fo:padding-right="11.99mm" fo:padding-top="13.0mm"/>
    </style:style>
    <style:style style:family="paragraph" style:name="a0e4b28">
      <style:paragraph-properties/>
    </style:style>
    <style:style style:family="table-cell" style:name="a31ec91">
      <style:table-cell-properties fo:border-bottom="0.02mm solid #000000" fo:border-left="0.02mm solid #000000" fo:border-right="none" fo:border-top="none" fo:padding-bottom="14.01mm" fo:padding-left="11.01mm" fo:padding-right="11.99mm" fo:padding-top="13.0mm"/>
    </style:style>
    <style:style style:family="paragraph" style:name="aeafef9">
      <style:paragraph-properties/>
    </style:style>
    <style:style style:family="table-cell" style:name="a8eeed3">
      <style:table-cell-properties fo:border-bottom="0.02mm solid #000000" fo:border-left="0.02mm solid #000000" fo:border-right="0.02mm solid #000000" fo:border-top="0.02mm solid #000000" fo:padding-bottom="14.01mm" fo:padding-left="11.01mm" fo:padding-right="11.99mm" fo:padding-top="13.0mm"/>
    </style:style>
    <style:style style:family="paragraph" style:name="a056691">
      <style:paragraph-properties/>
    </style:style>
    <style:style style:family="table-cell" style:name="a4df6c5">
      <style:table-cell-properties fo:border-bottom="0.02mm solid #000000" fo:border-left="0.02mm solid #000000" fo:border-right="none" fo:border-top="0.02mm solid #000000" fo:padding-bottom="14.01mm" fo:padding-left="11.01mm" fo:padding-right="11.99mm" fo:padding-top="13.0mm"/>
    </style:style>
    <style:style style:family="table-column" style:name="a243d33">
      <style:table-column-properties style:rel-column-width="32768*"/>
    </style:style>
    <style:style style:family="table-column" style:name="a683be6">
      <style:table-column-properties style:rel-column-width="32767*"/>
    </style:style>
    <style:style style:family="table" style:name="a607051">
      <style:table-properties style:rel-width="100%"/>
    </style:style>
  </office:automatic-styles>
  <office:body>
    <office:text>
      <table:table table:style-name="a607051">
        <table:table-column table:style-name="a683be6"/>
        <table:table-column table:style-name="a243d33"/>
        <table:table-row>
          <table:table-cell table:style-name="a4df6c5">
            <text:p text:style-name="a056691">x</text:p>
          </table:table-cell>
          <table:table-cell table:style-name="a8eeed3">
            <text:p text:style-name="aeafef9">y</text:p>
          </table:table-cell>
        </table:table-row>
        <table:table-row>
          <table:table-cell table:style-name="a31ec91">
            <text:p text:style-name="a0e4b28">z</text:p>
          </table:table-cell>
          <table:table-cell table:style-name="a00d494">
            <text:p text:style-name="a497353">1</text:p>
          </table:table-cell>
        </table:table-row>
      </table:table>
      <text:p text:style-name="a6fe97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style style:family="paragraph" style:name="Index" style:parent-style-name="Standard">
      <style:text-properties style:font-name-complex="Mangal1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List" style:parent-style-name="Text_20_body">
      <style:text-properties style:font-name-complex="Mangal1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7</dc:date>
    <meta:editing-cycles>2</meta:editing-cycles>
    <meta:editing-duration>PT0.050S</meta:editing-duration>
  </office:meta>
</office:document-meta>
</file>